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1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8pt" fo:font-style="normal" fo:font-weight="bold" officeooo:rsid="000aef04" officeooo:paragraph-rsid="000aef04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  <style:text-properties officeooo:paragraph-rsid="000aef04"/>
    </style:style>
    <style:style style:name="P3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  <style:text-properties officeooo:paragraph-rsid="000aef04"/>
    </style:style>
    <style:style style:name="P4" style:family="paragraph" style:parent-style-name="Contents_20_2">
      <style:paragraph-properties>
        <style:tab-stops>
          <style:tab-stop style:position="16.983cm" style:type="right" style:leader-style="dotted" style:leader-text="."/>
        </style:tab-stops>
      </style:paragraph-properties>
      <style:text-properties officeooo:paragraph-rsid="000aef04"/>
    </style:style>
    <style:style style:name="P5" style:family="paragraph" style:parent-style-name="Heading_20_1">
      <style:paragraph-properties fo:break-before="page"/>
      <style:text-properties officeooo:paragraph-rsid="000aef04"/>
    </style:style>
    <style:style style:name="P6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officeooo:paragraph-rsid="000aef04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aef04"/>
    </style:style>
    <style:style style:name="P8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8pt" fo:font-style="normal" fo:font-weight="bold" officeooo:rsid="000aef04" officeooo:paragraph-rsid="000aef04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fo:font-style="normal" fo:font-weight="bold" officeooo:rsid="000aef04" officeooo:paragraph-rsid="000aef04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8pt" fo:font-style="normal" fo:font-weight="bold" officeooo:rsid="000ed835" officeooo:paragraph-rsid="000ed835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8pt" fo:font-style="normal" fo:font-weight="bold" officeooo:rsid="000ed835" officeooo:paragraph-rsid="000ed835" style:font-size-asian="18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text-properties officeooo:paragraph-rsid="000aef04" style:letter-kerning="true" style:language-asian="ru" style:country-asian="RU" loext:padding="0cm" loext:border="none" loext:shadow="none"/>
    </style:style>
    <style:style style:name="P13" style:family="paragraph" style:parent-style-name="Standard">
      <style:paragraph-properties fo:margin-left="0cm" fo:margin-right="0cm" fo:text-indent="10.001cm" style:auto-text-indent="false"/>
      <style:text-properties fo:font-variant="small-caps" fo:color="#000000" loext:opacity="100%" fo:font-size="14pt" fo:font-weight="normal" officeooo:paragraph-rsid="000aef04" style:font-size-asian="14pt" style:font-weight-asian="normal"/>
    </style:style>
    <style:style style:name="P14" style:family="paragraph" style:parent-style-name="Standard">
      <style:text-properties officeooo:paragraph-rsid="000aef04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0aef04"/>
    </style:style>
    <style:style style:name="P16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2pt" fo:font-style="normal" fo:font-weight="bold" officeooo:rsid="000ed835" officeooo:paragraph-rsid="000ed835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text:display="true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officeooo:rsid="000c1f53"/>
    </style:style>
    <style:style style:name="T4" style:family="text">
      <style:text-properties fo:color="#ff0000" loext:opacity="100%" officeooo:rsid="000d8a6f"/>
    </style:style>
    <style:style style:name="T5" style:family="text">
      <style:text-properties fo:color="#000000" loext:opacity="100%"/>
    </style:style>
    <style:style style:name="T6" style:family="text">
      <style:text-properties fo:font-variant="small-caps" fo:color="#000000" loext:opacity="100%" fo:font-size="14pt" fo:font-weight="normal" style:font-size-asian="14pt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ОБРАЗОВАНИЯ РЕСПУБЛИКИ БЕЛАРУСЬ</text:p>
      <text:p text:style-name="P7">БЕЛОРУССКИЙ ГОСУДАРСТВЕННЫЙ УНИВЕРСИТЕТ</text:p>
      <text:p text:style-name="P7">ФАКУЛЬТЕТ ПРИКЛАДНОЙ МАТЕМАТИКИ И ИНФОРМАТИКИ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ОТЧЕТ</text:p>
      <text:p text:style-name="P7">по учебной вычислительной (ознакомительной) практике</text:p>
      <text:p text:style-name="P12"/>
      <text:p text:style-name="P12"/>
      <text:p text:style-name="P1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2"><text:tab/><text:tab/><text:tab/><text:tab/><text:tab/><text:tab/><text:tab/></text:span><text:span text:style-name="T4">Азява Павла Алексеевича</text:span></text:p>
      <text:p text:style-name="P15"><text:span text:style-name="T5"><text:tab/><text:tab/><text:tab/><text:tab/><text:tab/><text:tab/><text:tab/>студента 1 курса</text:span><text:span text:style-name="T2">, </text:span><text:span text:style-name="T3">7</text:span><text:span text:style-name="T2"> группы</text:span></text:p>
      <text:p text:style-name="P15"><text:span text:style-name="T5"><text:tab/><text:tab/><text:tab/><text:tab/><text:tab/><text:tab/><text:tab/>специальность </text:span><text:span text:style-name="T2">«</text:span><text:span text:style-name="T3">Прикладная математика</text:span><text:span text:style-name="T2">»</text:span></text:p>
      <text:p text:style-name="P13"><text:span text:style-name="Book_20_Title"><text:span text:style-name="T6"/></text:span></text:p>
      <text:p text:style-name="P13"><text:span text:style-name="Book_20_Title"><text:span text:style-name="T6"/></text:span></text:p>
      <text:p text:style-name="P15"><text:span text:style-name="T5"><text:tab/><text:tab/><text:tab/><text:tab/><text:tab/><text:tab/><text:tab/>Руководитель практики:</text:span></text:p>
      <text:p text:style-name="P15"><text:span text:style-name="T2"><text:tab/><text:tab/><text:tab/><text:tab/><text:tab/><text:tab/><text:tab/>старший преподаватель</text:span></text:p>
      <text:p text:style-name="P15"><text:span text:style-name="T3"><text:tab/><text:tab/><text:tab/><text:tab/><text:tab/><text:tab/><text:tab/>О</text:span><text:span text:style-name="T2">.</text:span><text:span text:style-name="T3">О</text:span><text:span text:style-name="T2">. </text:span><text:span text:style-name="T3">Колб</text:span></text:p>
      <text:p text:style-name="P14"/>
      <text:p text:style-name="P14"/>
      <text:p text:style-name="P14"/>
      <text:p text:style-name="P14"/>
      <text:p text:style-name="P1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Минск, 2024</text:p>
      <text:h text:style-name="P5" text:outline-level="1">ОГЛАВЛЕНИЕ</text:h>
      <text:p text:style-name="P2"><text:a xlink:type="simple" xlink:href="#_Toc170058955" text:style-name="Index_20_Link" text:visited-style-name="Index_20_Link">Введение</text:a><text:a xlink:type="simple" xlink:href="#_Toc170058955" text:style-name="Index_20_Link" text:visited-style-name="Index_20_Link"><text:span text:style-name="T1"><text:tab/>3</text:span></text:a></text:p>
      <text:p text:style-name="P2"><text:a xlink:type="simple" xlink:href="#_Toc170058956" text:style-name="Index_20_Link" text:visited-style-name="Index_20_Link">Глава 1 Теоретические основы</text:a><text:a xlink:type="simple" xlink:href="#_Toc170058956" text:style-name="Index_20_Link" text:visited-style-name="Index_20_Link"><text:span text:style-name="T1"><text:tab/>4</text:span></text:a></text:p>
      <text:p text:style-name="P4"><text:a xlink:type="simple" xlink:href="#_Toc170058957" text:style-name="Index_20_Link" text:visited-style-name="Index_20_Link">1.1 Общая характеристика курса</text:a><text:a xlink:type="simple" xlink:href="#_Toc170058957" text:style-name="Index_20_Link" text:visited-style-name="Index_20_Link"><text:span text:style-name="T1"><text:tab/>4</text:span></text:a></text:p>
      <text:p text:style-name="P4"><text:a xlink:type="simple" xlink:href="#_Toc170058958" text:style-name="Index_20_Link" text:visited-style-name="Index_20_Link">1.2 Модули курса</text:a><text:a xlink:type="simple" xlink:href="#_Toc170058958" text:style-name="Index_20_Link" text:visited-style-name="Index_20_Link"><text:span text:style-name="T1"><text:tab/>4</text:span></text:a></text:p>
      <text:p text:style-name="P4"><text:a xlink:type="simple" xlink:href="#_Toc170058959" text:style-name="Index_20_Link" text:visited-style-name="Index_20_Link">1.3 Выводы к главе 1</text:a><text:a xlink:type="simple" xlink:href="#_Toc170058959" text:style-name="Index_20_Link" text:visited-style-name="Index_20_Link"><text:span text:style-name="T1"><text:tab/>4</text:span></text:a></text:p>
      <text:p text:style-name="P2"><text:a xlink:type="simple" xlink:href="#_Toc170058960" text:style-name="Index_20_Link" text:visited-style-name="Index_20_Link">Глава 2 Практическая часть курса</text:a><text:a xlink:type="simple" xlink:href="#_Toc170058960" text:style-name="Index_20_Link" text:visited-style-name="Index_20_Link"><text:span text:style-name="T1"><text:tab/>5</text:span></text:a></text:p>
      <text:p text:style-name="P4"><text:a xlink:type="simple" xlink:href="#_Toc170058961" text:style-name="Index_20_Link" text:visited-style-name="Index_20_Link">2.1 Решение задач</text:a><text:a xlink:type="simple" xlink:href="#_Toc170058961" text:style-name="Index_20_Link" text:visited-style-name="Index_20_Link"><text:span text:style-name="T1"><text:tab/>5</text:span></text:a></text:p>
      <text:p text:style-name="P4"><text:a xlink:type="simple" xlink:href="#_Toc170058962" text:style-name="Index_20_Link" text:visited-style-name="Index_20_Link">2.2 Дополнительный материал</text:a><text:a xlink:type="simple" xlink:href="#_Toc170058962" text:style-name="Index_20_Link" text:visited-style-name="Index_20_Link"><text:span text:style-name="T1"><text:tab/>5</text:span></text:a></text:p>
      <text:p text:style-name="P4"><text:a xlink:type="simple" xlink:href="#_Toc170058963" text:style-name="Index_20_Link" text:visited-style-name="Index_20_Link">2.3 Выводы к главе 2</text:a><text:a xlink:type="simple" xlink:href="#_Toc170058963" text:style-name="Index_20_Link" text:visited-style-name="Index_20_Link"><text:span text:style-name="T1"><text:tab/>5</text:span></text:a></text:p>
      <text:p text:style-name="P2"><text:a xlink:type="simple" xlink:href="#_Toc170058964" text:style-name="Index_20_Link" text:visited-style-name="Index_20_Link">Глава 3 Индивидуальный проект</text:a><text:a xlink:type="simple" xlink:href="#_Toc170058964" text:style-name="Index_20_Link" text:visited-style-name="Index_20_Link"><text:span text:style-name="T1"><text:tab/>6</text:span></text:a></text:p>
      <text:p text:style-name="P4"><text:a xlink:type="simple" xlink:href="#_Toc170058965" text:style-name="Index_20_Link" text:visited-style-name="Index_20_Link">3.1 Функциональное назначение</text:a><text:a xlink:type="simple" xlink:href="#_Toc170058965" text:style-name="Index_20_Link" text:visited-style-name="Index_20_Link"><text:span text:style-name="T1"><text:tab/>6</text:span></text:a></text:p>
      <text:p text:style-name="P4"><text:a xlink:type="simple" xlink:href="#_Toc170058966" text:style-name="Index_20_Link" text:visited-style-name="Index_20_Link">3.2 Структура проекта</text:a><text:a xlink:type="simple" xlink:href="#_Toc170058966" text:style-name="Index_20_Link" text:visited-style-name="Index_20_Link"><text:span text:style-name="T1"><text:tab/>6</text:span></text:a></text:p>
      <text:p text:style-name="P4"><text:a xlink:type="simple" xlink:href="#_Toc170058967" text:style-name="Index_20_Link" text:visited-style-name="Index_20_Link">3.3 Интерфейс приложения</text:a><text:a xlink:type="simple" xlink:href="#_Toc170058967" text:style-name="Index_20_Link" text:visited-style-name="Index_20_Link"><text:span text:style-name="T1"><text:tab/>7</text:span></text:a></text:p>
      <text:p text:style-name="P4"><text:a xlink:type="simple" xlink:href="#_Toc170058968" text:style-name="Index_20_Link" text:visited-style-name="Index_20_Link">3.4 Описание проекта</text:a><text:a xlink:type="simple" xlink:href="#_Toc170058968" text:style-name="Index_20_Link" text:visited-style-name="Index_20_Link"><text:span text:style-name="T1"><text:tab/>7</text:span></text:a></text:p>
      <text:p text:style-name="P4"><text:a xlink:type="simple" xlink:href="#_Toc170058969" text:style-name="Index_20_Link" text:visited-style-name="Index_20_Link">3.5 Выводы к главе 3</text:a><text:a xlink:type="simple" xlink:href="#_Toc170058969" text:style-name="Index_20_Link" text:visited-style-name="Index_20_Link"><text:span text:style-name="T1"><text:tab/>7</text:span></text:a></text:p>
      <text:p text:style-name="P2"><text:a xlink:type="simple" xlink:href="#_Toc170058970" text:style-name="Index_20_Link" text:visited-style-name="Index_20_Link">Заключение</text:a><text:a xlink:type="simple" xlink:href="#_Toc170058970" text:style-name="Index_20_Link" text:visited-style-name="Index_20_Link"><text:span text:style-name="T1"><text:tab/>8</text:span></text:a></text:p>
      <text:p text:style-name="P1"><text:a xlink:type="simple" xlink:href="#_Toc170058971" text:style-name="Index_20_Link" text:visited-style-name="Index_20_Link">Список использованных источников</text:a><text:a xlink:type="simple" xlink:href="#_Toc170058971" text:style-name="Index_20_Link" text:visited-style-name="Index_20_Link"><text:span text:style-name="T1"><text:tab/>9</text:span>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2</text:p>
      <text:p text:style-name="P10"><text:soft-page-break/>Введение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cm" fo:margin-bottom="0.635cm" style:contextual-spacing="false" fo:text-align="center" style:justify-single-word="false" fo:text-indent="0cm" style:auto-text-indent="false" fo:break-before="page" fo:keep-with-next="always"/>
      <style:text-properties fo:text-transform="uppercase" fo:font-size="16pt" fo:font-weight="bold" style:letter-kerning="true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right="0cm" fo:margin-top="0cm" fo:margin-bottom="0.176cm" style:contextual-spacing="false" fo:text-indent="1.251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ook_20_Title" style:display-name="Book Title" style:family="text">
      <style:text-properties fo:text-transform="uppercas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letter-spacing="0.009cm" fo:font-style="normal" fo:font-weight="bold" style:font-size-asian="16pt" style:font-style-asian="normal" style:font-weight-asian="bold" style:font-weight-complex="bold" text:display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3:48:23.754883654</meta:creation-date>
    <meta:generator>LibreOffice/7.3.7.2$Linux_X86_64 LibreOffice_project/30$Build-2</meta:generator>
    <dc:date>2024-06-28T11:59:58.672826831</dc:date>
    <meta:editing-duration>PT8M24S</meta:editing-duration>
    <meta:editing-cycles>5</meta:editing-cycles>
    <meta:document-statistic meta:table-count="0" meta:image-count="0" meta:object-count="0" meta:page-count="3" meta:paragraph-count="32" meta:word-count="115" meta:character-count="812" meta:non-whitespace-character-count="687"/>
  </office:meta>
</office:document-meta>
</file>